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pr13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-color="#ffffff"/>
      <style:paragraph-properties fo:margin-left="0cm" fo:margin-right="0cm" fo:text-indent="0cm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loext:opacity="100%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 fo:font-weight="bold" style:font-weight-asian="bold" style:font-weight-complex="bold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 Terminology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following header (at max. 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Flowers</text:span></text:p>
                      </text:list-item>
                    </text:list>
                  </text:list-item>
                  <text:list-item>
                    <text:p><text:span text:style-name="T6">Project repository</text:span></text:p>
                    <text:list>
                      <text:list-item>
                        <text:p>E.g. http://github.com/$USER/wahlzeit</text:p>
                      </text:list-item>
                    </text:list>
                  </text:list-item>
                  <text:list-item>
                    <text:p><text:span text:style-name="T6">This week’s tag</text:span></text:p>
                    <text:list>
                      <text:list-item>
                        <text:p><text:span text:style-name="T6">E.g. adap-cw03 on main</text:span></text:p>
                      </text:list-item>
                    </text:list>
                  </text:list-item>
                  <text:list-item>
                    <text:p><text:span text:style-name="T6">This week’s diff:</text:span></text:p>
                    <text:list>
                      <text:list-item>
                        <text:p>E.g. https://github.com/$USER/repository/compare/adap-cw02...$USER:adap-cw03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ubmit written summary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-3.0-or-later license</text:p>
                <text:list>
                  <text:list-item>
                    <text:p>All contributed code is thereby also licensed under this license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-3.0-or-later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0" draw:text-style-name="P9" draw:layer="layout" svg:width="27cm" svg:height="7cm" svg:x="0.5cm" svg:y="8cm">
          <draw:text-box>
            <text:p text:style-name="P2"><text:span text:style-name="T9"><text:a xlink:href="mailto:dirk.riehle@fau.de" xlink:type="simple">dirk.riehle@fau.de</text:a></text:span><text:span text:style-name="T9"><text:s/>– </text:span><text:span text:style-name="T9"><text:a xlink:href="https://oss.cs.fau.de/" xlink:type="simple">https://oss.cs.fau.de</text:a></text:span></text:p>
            <text:p text:style-name="P2"><text:span text:style-name="T10"><text:a xlink:href="mailto:dirk@riehle.org" xlink:type="simple">dirk@riehle.org</text:a></text:span><text:span text:style-name="T10"><text:s/>– </text:span><text:span text:style-name="T10"><text:a xlink:href="https://dirkriehle.com/" xlink:type="simple">https://dirkriehle.com</text:a></text:span><text:span text:style-name="T10"><text:s/>– </text:span><text:span text:style-name="T10"><text:a xlink:href="http://twitter.com/dirkriehle" xlink:type="simple">@dirkriehle</text:a></text:span></text:p>
            <text:p text:style-name="P2"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13:58.956759436</meta:creation-date>
    <meta:editing-duration>PT2H26M7S</meta:editing-duration>
    <meta:editing-cycles>23</meta:editing-cycles>
    <meta:generator>LibreOffice/7.2.0.4$Linux_X86_64 LibreOffice_project/fa0a9af5681a0acc7909a705f92c1ada8a658552</meta:generator>
    <dc:date>2021-09-09T18:03:21.132176968</dc:date>
    <dc:creator>Dirk Riehle</dc:creator>
    <meta:document-statistic meta:object-count="94"/>
  </office:meta>
</office:document-meta>
</file>